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92f4" officeooo:paragraph-rsid="001a92f4"/>
    </style:style>
    <style:style style:name="P2" style:family="paragraph" style:parent-style-name="Standard">
      <style:text-properties officeooo:rsid="001ac721" officeooo:paragraph-rsid="001ac721"/>
    </style:style>
    <style:style style:name="P3" style:family="paragraph" style:parent-style-name="Standard">
      <style:text-properties officeooo:rsid="001dbe20" officeooo:paragraph-rsid="001f8b6d"/>
    </style:style>
    <style:style style:name="P4" style:family="paragraph" style:parent-style-name="Standard">
      <style:paragraph-properties fo:break-before="page"/>
    </style:style>
    <style:style style:name="P5" style:family="paragraph" style:parent-style-name="Standard">
      <style:text-properties officeooo:rsid="00222f3b" officeooo:paragraph-rsid="00222f3b"/>
    </style:style>
    <style:style style:name="P6" style:family="paragraph" style:parent-style-name="Standard">
      <style:paragraph-properties fo:text-align="justify" style:justify-single-word="false"/>
      <style:text-properties officeooo:rsid="001f8b6d" officeooo:paragraph-rsid="001f8b6d"/>
    </style:style>
    <style:style style:name="P7" style:family="paragraph" style:parent-style-name="Standard">
      <style:text-properties officeooo:rsid="001a92f4" officeooo:paragraph-rsid="001a92f4"/>
    </style:style>
    <style:style style:name="P8" style:family="paragraph" style:parent-style-name="Standard">
      <style:text-properties officeooo:rsid="002a50b4" officeooo:paragraph-rsid="002a50b4"/>
    </style:style>
    <style:style style:name="T1" style:family="text">
      <style:text-properties officeooo:rsid="001c9187"/>
    </style:style>
    <style:style style:name="T2" style:family="text">
      <style:text-properties officeooo:rsid="001dbe20"/>
    </style:style>
    <style:style style:name="T3" style:family="text">
      <style:text-properties officeooo:rsid="001f8b6d"/>
    </style:style>
    <style:style style:name="T4" style:family="text">
      <style:text-properties officeooo:rsid="00225645"/>
    </style:style>
    <style:style style:name="T5" style:family="text">
      <style:text-properties officeooo:rsid="002447b3"/>
    </style:style>
    <style:style style:name="T6" style:family="text">
      <style:text-properties officeooo:rsid="0026f85a"/>
    </style:style>
    <style:style style:name="T7" style:family="text">
      <style:text-properties officeooo:rsid="0028f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kompetenz verschlimmert den Zustand von Menschen mit psychische<text:span text:style-name="T1">n</text:span> Erkrankung<text:span text:style-name="T1">en</text:span></text:p>
      <text:p text:style-name="P1"/>
      <text:p text:style-name="Subtitle">Marc jr. Landolt / Aarau</text:p>
      <text:p text:style-name="P1"/>
      <text:p text:style-name="P1"/>
      <text:p text:style-name="P1"/>
      <text:p text:style-name="Quotations">« Versuch doch einfach mal das Leben zu geniessen und nicht depressiv zu sein »</text:p>
      <text:p text:style-name="Quotations">« <text:span text:style-name="T3">Nimm einfach Deine Medikamente gegen die Schizophrenie »</text:span></text:p>
      <text:p text:style-name="P3"/>
      <text:p text:style-name="P3"/>
      <text:p text:style-name="P4">« Versuch doch einfach mal das Leben zu geniessen und nicht depressiv zu sein » – <text:span text:style-name="T3">ein Rat den man einem Menschen mit einer Depressionserkrankung geben könnte. Ein Rat welcher dem Depressiven zeigen würde, dass man sich nicht mal die Mühe genommen hat sich zum Thema Depression zu informieren und damit dass einem das Gegenüber komplett egal ist.</text:span></text:p>
      <text:p text:style-name="P1"/>
      <text:p text:style-name="P1"/>
      <text:p text:style-name="P6">« Nimm einfach Deine Medikamente gegen Schizophrenie » – ein Rat den man einem Menschen mit Schizophrenie geben könnte. Aber auch ein Rat welcher dem Schizophrenen zeigt, dass er einem egal ist und dass man keine Zeit investieren möchte dem Patienten zu helfen mit seinen Stimmen zurecht zu kommen, naja bis auf die 5 Minuten pro Monat die es dauert dem Patienten z.B. Xeplion in den Allerwertesten zu spritzen.</text:p>
      <text:p text:style-name="P1"/>
      <text:p text:style-name="P1"/>
      <text:p text:style-name="P5">- Tagebücher</text:p>
      <text:p text:style-name="P5">- freiwillig gehen und dennoch sonderkommando</text:p>
      <text:p text:style-name="P5">- <text:span text:style-name="T4">viel dopamin, kind, flucht in «etwas besonderes sein» weil ignoriert, das bedrohte selbst</text:span></text:p>
      <text:p text:style-name="P1">- <text:span text:style-name="T5">sich dann zeit nehmen für andere patienten da man wenn man von sich auf andere schliesst auch ausgeht dass die lieb und harmoniebedürftig sind und nur verständis und zuhörerer bräuchten</text:span></text:p>
      <text:p text:style-name="P1">- <text:span text:style-name="T6">viele patienten haben angst vor der polizei und sobald bisschen psychotisch verfolgungswahn</text:span></text:p>
      <text:p text:style-name="P1">- <text:span text:style-name="T7">meist harmoniebedürftig, vulnerabel wenn dann die polizei darauf nicht rücksicht nimmt entwickelt sich auch eine paranoja vor der polizei und somit vor dem staat, und dass der staat einem verfolge ist ja nicth etwas was man typsicherweise ncith von einem schizophrenen hört</text:span></text:p>
      <text:p text:style-name="P1"/>
      <text:p text:style-name="P8">man ist krank wo man nichts dafür kann und wird vom staat noch dafür verwahrt, da bräcute es echt ein aufarbeiten dessen was die psychiatrie und der staat verbockt haben, aber da man auch medikamententests an psychiatriepatienten gemacht hat ist deren bestreben nicht gerade gross das aufzuarbeiten</text:p>
      <text:p text:style-name="P1"/>
      <text:p text:style-name="P1"/>
      <text:p text:style-name="P2">Ich bin sprachlich nicht so super-duper, ich habe mich schon als Kind eher für Technik als für Sprachen interessiert, man vergebe mir also die GeschreibselFehler. <text:s/>→ <text:span text:style-name="T2">das bedrohte selbst</text:span></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2T17:14:39.590000000</meta:creation-date>
    <dc:date>2022-02-12T20:59:50.980000000</dc:date>
    <meta:editing-duration>PT3H20M3S</meta:editing-duration>
    <meta:editing-cycles>12</meta:editing-cycles>
    <meta:generator>LibreOffice/7.2.2.2$Windows_X86_64 LibreOffice_project/02b2acce88a210515b4a5bb2e46cbfb63fe97d56</meta:generator>
    <meta:print-date>2022-02-12T17:41:44.653000000</meta:print-date>
    <meta:document-statistic meta:table-count="0" meta:image-count="0" meta:object-count="0" meta:page-count="2" meta:paragraph-count="14" meta:word-count="348" meta:character-count="2182" meta:non-whitespace-character-count="1845"/>
  </office:meta>
</office:document-meta>
</file>